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0.626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/>
    <style:style style:name="ce3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results" table:style-name="ta1" table:print-ranges="results.A1:results.K8">
        <table:table-column table:style-name="co1" table:default-cell-style-name="Default"/>
        <table:table-column table:style-name="co1" table:default-cell-style-name="ce4"/>
        <table:table-column table:style-name="co2" table:number-columns-repeated="5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/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HF</text:p>
          </table:table-cell>
          <table:table-cell table:style-name="ce1" office:value-type="string" calcext:value-type="string">
            <text:p>HFE</text:p>
          </table:table-cell>
          <table:table-cell table:style-name="ce1" office:value-type="string" calcext:value-type="string">
            <text:p>HFEB</text:p>
          </table:table-cell>
          <table:table-cell table:style-name="ce1" office:value-type="string" calcext:value-type="string">
            <text:p>HFEBM</text:p>
          </table:table-cell>
          <table:table-cell table:style-name="ce1" office:value-type="string" calcext:value-type="string">
            <text:p>HFEBMS</text:p>
          </table:table-cell>
          <table:table-cell/>
          <table:table-cell table:style-name="ce1" office:value-type="string" calcext:value-type="string" table:number-columns-spanned="2" table:number-rows-spanned="1">
            <text:p>Overall Win %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50.0225" calcext:value-type="float">
            <text:p>50.0225</text:p>
          </table:table-cell>
          <table:table-cell office:value-type="float" office:value="2.981" calcext:value-type="float">
            <text:p>2.981</text:p>
          </table:table-cell>
          <table:table-cell office:value-type="float" office:value="2.8396" calcext:value-type="float">
            <text:p>2.8396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string" calcext:value-type="string">
            <text:p>Random</text:p>
          </table:table-cell>
          <table:table-cell table:formula="of:=AVERAGE([.B2:.H2])/100" office:value-type="percentage" office:value="0.0831902857142857" calcext:value-type="percentage">
            <text:p>8.319%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7.0423" calcext:value-type="float">
            <text:p>97.0423</text:p>
          </table:table-cell>
          <table:table-cell office:value-type="float" office:value="50.0138" calcext:value-type="float">
            <text:p>50.0138</text:p>
          </table:table-cell>
          <table:table-cell office:value-type="float" office:value="49.1968" calcext:value-type="float">
            <text:p>49.1968</text:p>
          </table:table-cell>
          <table:table-cell office:value-type="float" office:value="39.9489" calcext:value-type="float">
            <text:p>39.9489</text:p>
          </table:table-cell>
          <table:table-cell office:value-type="float" office:value="39.5775" calcext:value-type="float">
            <text:p>39.5775</text:p>
          </table:table-cell>
          <table:table-cell office:value-type="float" office:value="38.5602" calcext:value-type="float">
            <text:p>38.5602</text:p>
          </table:table-cell>
          <table:table-cell office:value-type="float" office:value="30.3053" calcext:value-type="float">
            <text:p>30.3053</text:p>
          </table:table-cell>
          <table:table-cell/>
          <table:table-cell office:value-type="string" calcext:value-type="string">
            <text:p>H</text:p>
          </table:table-cell>
          <table:table-cell table:formula="of:=AVERAGE([.B3:.H3])/100" office:value-type="percentage" office:value="0.492349714285714" calcext:value-type="percentage">
            <text:p>49.235%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97.1959" calcext:value-type="float">
            <text:p>97.1959</text:p>
          </table:table-cell>
          <table:table-cell office:value-type="float" office:value="50.8382" calcext:value-type="float">
            <text:p>50.8382</text:p>
          </table:table-cell>
          <table:table-cell office:value-type="float" office:value="50.0311" calcext:value-type="float">
            <text:p>50.0311</text:p>
          </table:table-cell>
          <table:table-cell office:value-type="float" office:value="40.8585" calcext:value-type="float">
            <text:p>40.8585</text:p>
          </table:table-cell>
          <table:table-cell office:value-type="float" office:value="40.5006" calcext:value-type="float">
            <text:p>40.5006</text:p>
          </table:table-cell>
          <table:table-cell office:value-type="float" office:value="39.5016" calcext:value-type="float">
            <text:p>39.5016</text:p>
          </table:table-cell>
          <table:table-cell office:value-type="float" office:value="30.6956" calcext:value-type="float">
            <text:p>30.6956</text:p>
          </table:table-cell>
          <table:table-cell/>
          <table:table-cell office:value-type="string" calcext:value-type="string">
            <text:p>HF</text:p>
          </table:table-cell>
          <table:table-cell table:formula="of:=AVERAGE([.B4:.H4])/100" office:value-type="percentage" office:value="0.499459285714286" calcext:value-type="percentage">
            <text:p>49.946%</text:p>
          </table:table-cell>
        </table:table-row>
        <table:table-row table:style-name="ro1">
          <table:table-cell office:value-type="string" calcext:value-type="string">
            <text:p>HFE</text:p>
          </table:table-cell>
          <table:table-cell office:value-type="float" office:value="99.258" calcext:value-type="float">
            <text:p>99.258</text:p>
          </table:table-cell>
          <table:table-cell office:value-type="float" office:value="60.045" calcext:value-type="float">
            <text:p>60.045</text:p>
          </table:table-cell>
          <table:table-cell office:value-type="float" office:value="59.128" calcext:value-type="float">
            <text:p>59.128</text:p>
          </table:table-cell>
          <table:table-cell office:value-type="float" office:value="50.0287" calcext:value-type="float">
            <text:p>50.0287</text:p>
          </table:table-cell>
          <table:table-cell office:value-type="float" office:value="49.6124" calcext:value-type="float">
            <text:p>49.6124</text:p>
          </table:table-cell>
          <table:table-cell office:value-type="float" office:value="48.4298" calcext:value-type="float">
            <text:p>48.4298</text:p>
          </table:table-cell>
          <table:table-cell office:value-type="float" office:value="36.8641" calcext:value-type="float">
            <text:p>36.8641</text:p>
          </table:table-cell>
          <table:table-cell/>
          <table:table-cell office:value-type="string" calcext:value-type="string">
            <text:p>HFE</text:p>
          </table:table-cell>
          <table:table-cell table:formula="of:=AVERAGE([.B5:.H5])/100" office:value-type="percentage" office:value="0.576237142857143" calcext:value-type="percentage">
            <text:p>57.624%</text:p>
          </table:table-cell>
        </table:table-row>
        <table:table-row table:style-name="ro1">
          <table:table-cell office:value-type="string" calcext:value-type="string">
            <text:p>HFEB</text:p>
          </table:table-cell>
          <table:table-cell office:value-type="float" office:value="99.2948" calcext:value-type="float">
            <text:p>99.2948</text:p>
          </table:table-cell>
          <table:table-cell office:value-type="float" office:value="60.4014" calcext:value-type="float">
            <text:p>60.4014</text:p>
          </table:table-cell>
          <table:table-cell office:value-type="float" office:value="59.4875" calcext:value-type="float">
            <text:p>59.4875</text:p>
          </table:table-cell>
          <table:table-cell office:value-type="float" office:value="50.3954" calcext:value-type="float">
            <text:p>50.3954</text:p>
          </table:table-cell>
          <table:table-cell office:value-type="float" office:value="49.9885" calcext:value-type="float">
            <text:p>49.9885</text:p>
          </table:table-cell>
          <table:table-cell office:value-type="float" office:value="48.8348" calcext:value-type="float">
            <text:p>48.8348</text:p>
          </table:table-cell>
          <table:table-cell office:value-type="float" office:value="37.1381" calcext:value-type="float">
            <text:p>37.1381</text:p>
          </table:table-cell>
          <table:table-cell/>
          <table:table-cell office:value-type="string" calcext:value-type="string">
            <text:p>HFEB</text:p>
          </table:table-cell>
          <table:table-cell table:formula="of:=AVERAGE([.B6:.H6])/100" office:value-type="percentage" office:value="0.579343571428572" calcext:value-type="percentage">
            <text:p>57.934%</text:p>
          </table:table-cell>
        </table:table-row>
        <table:table-row table:style-name="ro1">
          <table:table-cell office:value-type="string" calcext:value-type="string">
            <text:p>HFEBM</text:p>
          </table:table-cell>
          <table:table-cell office:value-type="float" office:value="99.3315" calcext:value-type="float">
            <text:p>99.3315</text:p>
          </table:table-cell>
          <table:table-cell office:value-type="float" office:value="61.5057" calcext:value-type="float">
            <text:p>61.5057</text:p>
          </table:table-cell>
          <table:table-cell office:value-type="float" office:value="60.6219" calcext:value-type="float">
            <text:p>60.6219</text:p>
          </table:table-cell>
          <table:table-cell office:value-type="float" office:value="51.7015" calcext:value-type="float">
            <text:p>51.7015</text:p>
          </table:table-cell>
          <table:table-cell office:value-type="float" office:value="51.2873" calcext:value-type="float">
            <text:p>51.2873</text:p>
          </table:table-cell>
          <table:table-cell office:value-type="float" office:value="50.0419" calcext:value-type="float">
            <text:p>50.0419</text:p>
          </table:table-cell>
          <table:table-cell office:value-type="float" office:value="38.5675" calcext:value-type="float">
            <text:p>38.5675</text:p>
          </table:table-cell>
          <table:table-cell/>
          <table:table-cell office:value-type="string" calcext:value-type="string">
            <text:p>HFEBM</text:p>
          </table:table-cell>
          <table:table-cell table:formula="of:=AVERAGE([.B7:.H7])/100" office:value-type="percentage" office:value="0.590081857142857" calcext:value-type="percentage">
            <text:p>59.008%</text:p>
          </table:table-cell>
        </table:table-row>
        <table:table-row table:style-name="ro1">
          <table:table-cell office:value-type="string" calcext:value-type="string">
            <text:p>HFEBMS</text:p>
          </table:table-cell>
          <table:table-cell office:value-type="float" office:value="99.7275" calcext:value-type="float">
            <text:p>99.7275</text:p>
          </table:table-cell>
          <table:table-cell office:value-type="float" office:value="69.871" calcext:value-type="float">
            <text:p>69.871</text:p>
          </table:table-cell>
          <table:table-cell office:value-type="float" office:value="69.4621" calcext:value-type="float">
            <text:p>69.4621</text:p>
          </table:table-cell>
          <table:table-cell office:value-type="float" office:value="63.3092" calcext:value-type="float">
            <text:p>63.3092</text:p>
          </table:table-cell>
          <table:table-cell office:value-type="float" office:value="63.0158" calcext:value-type="float">
            <text:p>63.0158</text:p>
          </table:table-cell>
          <table:table-cell office:value-type="float" office:value="61.5742" calcext:value-type="float">
            <text:p>61.5742</text:p>
          </table:table-cell>
          <table:table-cell office:value-type="float" office:value="49.9549" calcext:value-type="float">
            <text:p>49.9549</text:p>
          </table:table-cell>
          <table:table-cell/>
          <table:table-cell office:value-type="string" calcext:value-type="string">
            <text:p>HFEBMS</text:p>
          </table:table-cell>
          <table:table-cell table:formula="of:=AVERAGE([.B8:.H8])/100" office:value-type="percentage" office:value="0.681306714285714" calcext:value-type="percentage">
            <text:p>68.131%</text:p>
          </table:table-cell>
        </table:table-row>
        <calcext:conditional-formats>
          <calcext:conditional-format calcext:target-range-address="results.K2:results.K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sults.B2:results.H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percentage-style style:name="N112">
      <number:number number:decimal-places="3" number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0.001cm" fo:page-height="6.5cm" style:num-format="1" style:print-orientation="landscape" fo:margin-top="0.25cm" fo:margin-bottom="0.25cm" fo:margin-left="0.25cm" fo:margin-right="0.25cm" style:scale-to="110%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3:45:03.019083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14T13:46:15.905388698</dc:date>
    <meta:editing-duration>PT25M4S</meta:editing-duration>
    <meta:editing-cycles>12</meta:editing-cycles>
    <meta:generator>LibreOffice/7.0.3.1$Linux_X86_64 LibreOffice_project/00$Build-1</meta:generator>
    <meta:document-statistic meta:table-count="1" meta:cell-count="78" meta:object-count="0"/>
  </office:meta>
</office:document-meta>
</file>